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 style:list-style-name="L1">
      <style:text-properties fo:font-size="12pt" style:font-size-asian="12pt" style:font-size-complex="12pt"/>
    </style:style>
    <style:style style:name="P3" style:family="paragraph" style:parent-style-name="Standard">
      <style:text-properties fo:font-size="12pt" fo:language="en" fo:country="US" style:font-size-asian="12pt" style:language-asian="ja" style:country-asian="JP" style:font-size-complex="12pt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>
      <style:text-properties fo:font-size="16pt" style:font-size-asian="16pt" style:font-size-complex="16pt"/>
    </style:style>
    <style:style style:name="T1" style:family="text">
      <style:text-properties fo:language="sv" fo:country="SE"/>
    </style:style>
    <style:style style:name="T2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rapport</text:p>
      <text:p text:style-name="P5"/>
      <text:p text:style-name="P5">Testfall <text:span text:style-name="T2">3</text:span></text:p>
      <text:p text:style-name="P5"/>
      <text:p text:style-name="P6">Version: Supesu 2014-05-04</text:p>
      <text:p text:style-name="P6"/>
      <text:p text:style-name="P1">Testas genom kompilering av kod och sedan körs manuellt.</text:p>
      <text:p text:style-name="P6"/>
      <text:p text:style-name="P6">Resultat</text:p>
      <text:p text:style-name="P1"/>
      <text:list xml:id="list3243446208779994338" text:style-name="L1">
        <text:list-item>
          <text:p text:style-name="P2">Ok</text:p>
        </text:list-item>
        <text:list-item>
          <text:p text:style-name="P2">Ok</text:p>
        </text:list-item>
        <text:list-item>
          <text:p text:style-name="P2">Ok</text:p>
        </text:list-item>
        <text:list-item>
          <text:p text:style-name="P2">Ok</text:p>
        </text:list-item>
      </text:list>
      <text:p text:style-name="P6"/>
      <text:p text:style-name="P6">Analys</text:p>
      <text:p text:style-name="P3">Fighterna känns lite klumpiga, finslipning behövs definitiv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7S</meta:editing-duration>
    <meta:editing-cycles>3</meta:editing-cycles>
    <meta:generator>OpenOffice/4.0.1$Win32 OpenOffice.org_project/401m5$Build-9714</meta:generator>
    <dc:date>2014-05-04T22:02:54.08</dc:date>
    <meta:document-statistic meta:table-count="0" meta:image-count="0" meta:object-count="0" meta:page-count="1" meta:paragraph-count="11" meta:word-count="32" meta:character-count="194"/>
    <meta:user-defined meta:name="Info 1"/>
    <meta:user-defined meta:name="Info 2"/>
    <meta:user-defined meta:name="Info 3"/>
    <meta:user-defined meta:name="Info 4"/>
  </office:meta>
</office:document-meta>
</file>